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</office:automatic-styles>
  <office:body>
    <office:text text:use-soft-page-breaks="true">
      <text:p text:style-name="P1">CR REU MENTOR<text:s/></text:p>
      <text:p text:style-name="P2">Another layer on top of the heatmap (traffic on top of number of plugs)</text:p>
      <text:p text:style-name="P3">Folium python package</text:p>
      <text:p text:style-name="P4">Lineplot for time series: evolution of number of plugs</text:p>
      <text:p text:style-name="P5">Mvp: lineplot evolution of plugs per month per year</text:p>
      <text:p text:style-name="P6">Luca: do the lineplot</text:p>
      <text:p text:style-name="P7">Me: work with folium and try to plot the traffic on a heatmap.<text:s/></text:p>
      <text:p text:style-name="P8">Friday morning at 12pm.<text:s/></text:p>
      <text:p text:style-name="P9">2eme reu:</text:p>
      <text:p text:style-name="P10">Use a shp file for road coordinates</text:p>
      <text:p text:style-name="P11">Lucas:</text:p>
      <text:p text:style-name="P12"><text:s text:c="4"/>Find explanation why in 2020 number of electric vehicules and charging stations increased</text:p>
      <text:p text:style-name="P13"><text:s text:c="4"/>Forecast of evolution</text:p>
      <text:p text:style-name="P14"/>
      <text:p text:style-name="P15">See the communes with the most elec veh and the types of ppl there (age, indice revenue) (extra)</text:p>
      <text:p text:style-name="P16">For next week: me: include a layer about number of vehicles.<text:s/></text:p>
      <text:p text:style-name="P17">Shp file</text:p>
      <text:p text:style-name="P18">Find a convenient metric that combines everything</text:p>
      <text:p text:style-name="P19"/>
      <text:p text:style-name="P20"/>
      <text:p text:style-name="P21"/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rij Ben Rhouma (Student at CentraleSupelec)</meta:initial-creator>
    <dc:creator>Arij Ben Rhouma (Student at CentraleSupelec)</dc:creator>
    <meta:creation-date>2022-12-14T17:21:00Z</meta:creation-date>
    <dc:date>2022-12-23T11:51:00Z</dc:date>
    <meta:template xlink:href="Normal" xlink:type="simple"/>
    <meta:editing-cycles>3</meta:editing-cycles>
    <meta:editing-duration>PT77700S</meta:editing-duration>
    <meta:document-statistic meta:page-count="1" meta:paragraph-count="1" meta:word-count="111" meta:character-count="722" meta:row-count="5" meta:non-whitespace-character-count="612"/>
  </office:meta>
</office:document-meta>
</file>